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key features of an effective Teams and Conditions page include:<text:line-break/><text:line-break/>1. **Meeting Templates**:<text:line-break/> <text:s text:c="2"/>- **Security Template**:<text:line-break/> <text:s text:c="4"/>- **Lobby**: Controls who can bypass the lobby in a meeting.<text:line-break/> <text:s text:c="4"/>- **People dialing in can bypass the lobby**: Allows people dialing in by phone to bypass the lobby.<text:line-break/> <text:s text:c="4"/>- **End-to-end encryption**: Enables end-to-end encryption for sensitive meetings.<text:line-break/> <text:s text:c="4"/>- **Enable watermark for screenshare**: Adds a watermark to shared content.<text:line-break/> <text:s text:c="4"/>- **Enable watermark for video**: Adds a watermark to meeting video[4].<text:line-break/><text:line-break/> <text:s text:c="2"/>- **Audio &amp; Video Template**:<text:line-break/> <text:s text:c="4"/>- **Allow mic for attendees**: Allows attendees to use their microphones.<text:line-break/> <text:s text:c="4"/>- **Allow camera for attendees**: Allows attendees to use their cameras[4].<text:line-break/><text:line-break/> <text:s text:c="2"/>- **Recording &amp; Transcription Template**:<text:line-break/> <text:s text:c="4"/>- **Record meetings automatically**: Automatically records meetings.<text:line-break/> <text:s text:c="4"/>- **Who can record**: Specifies who can record meetings.<text:line-break/> <text:s text:c="4"/>- **Copilot**: Enables Copilot with a persisted transcript[4].<text:line-break/><text:line-break/>2. **Customization Policies**:<text:line-break/> <text:s text:c="2"/>- **Custom Meeting Visuals**:<text:line-break/> <text:s text:c="4"/>- **Currently Active**: Allows admins to define their branding by enabling a custom meeting theme.<text:line-break/> <text:s text:c="4"/>- **Allow organizer to control meeting theme**: Enables meeting organizers to turn off meeting themes.<text:line-break/> <text:s text:c="4"/>- **Apply background blur when no effect is selected**: Automatically applies a background blur to users without video effects.<text:line-break/> <text:s text:c="4"/>- **Use background images from my organization**: Allows uploading custom background images for Teams meetings[4].<text:line-break/><text:line-break/>3. **Setup Policies**:<text:line-break/> <text:s text:c="2"/>- **Upload custom apps**: Allows users to upload custom app packages.<text:line-break/> <text:s text:c="2"/>- **User pinning**: Enables users to pin apps.<text:line-break/> <text:s text:c="2"/>- **Installed apps**: Specifies which apps are installed.<text:line-break/> <text:s text:c="2"/>- **Pinned apps**: Controls the order of pinned apps[4].<text:line-break/><text:line-break/>4. **Teams Settings**:<text:line-break/> <text:s text:c="2"/>- **Notifications and Feeds**:<text:line-break/> <text:s text:c="4"/>- **Suggested feeds can appear in a user's activity feed**: Allows suggested feeds to appear in a user's activity feed[4].<text:line-break/><text:line-break/> <text:s text:c="2"/>- **Tagging**:<text:line-break/> <text:s text:c="4"/>- **Who can manage tags**: Specifies who can manage tags.<text:line-break/> <text:s text:c="4"/>- **Team owners can change who can manage tags**: Enables team owners to change who can manage tags.<text:line-break/> <text:s text:c="4"/>- **Suggested tags**: Specifies suggested tag names.<text:line-break/> <text:s text:c="4"/>- **Custom tags**: Enables custom tags.<text:line-break/> <text:s text:c="4"/>- **Shifts app can apply tags**: Automatically assigns tags to people on shift[4].<text:line-break/><text:line-break/> <text:s text:c="2"/>- **Email Integration**:<text:line-break/> <text:s text:c="4"/>- **Users can send emails to a channel email address**: Enables users to send emails to a <text:soft-page-break/>channel email address.<text:line-break/> <text:s text:c="4"/>- **Accept channel email from these SMTP domains**: Limits the domain from which channels can receive emails[4].<text:line-break/><text:line-break/>5. **Condition Policies**:<text:line-break/> <text:s text:c="2"/>- **Condition Policies**:<text:line-break/> <text:s text:c="4"/>- **Condition**: Specifies the condition for the policy.<text:line-break/> <text:s text:c="4"/>- **Action**: Specifies the action to take when the condition is met[4].<text:line-break/><text:line-break/>These features work together to provide a comprehensive and customizable Teams and Conditions page that helps manage and secure Teams meetings and settings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24:26.569000000</meta:creation-date>
    <dc:date>2024-06-08T16:25:41.452000000</dc:date>
    <meta:editing-duration>PT1M15S</meta:editing-duration>
    <meta:editing-cycles>1</meta:editing-cycles>
    <meta:document-statistic meta:table-count="0" meta:image-count="0" meta:object-count="0" meta:page-count="2" meta:paragraph-count="1" meta:word-count="415" meta:character-count="2968" meta:non-whitespace-character-count="2387"/>
    <meta:generator>LibreOffice/24.2.2.2$Windows_X86_64 LibreOffice_project/d56cc158d8a96260b836f100ef4b4ef25d6f1a01</meta:generator>
  </office:meta>
</office:document-meta>
</file>